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g>
          <draw:g>
            <draw:line draw:style-name="gr1" draw:text-style-name="P1" draw:layer="layout" svg:x1="8.365cm" svg:y1="7.937cm" svg:x2="8.33cm" svg:y2="3.289cm">
              <text:p text:style-name="P3"/>
            </draw:line>
            <draw:custom-shape draw:style-name="gr2" draw:text-style-name="P2" draw:layer="layout" svg:width="1.43cm" svg:height="0.715cm" svg:x="6.309cm" svg:y="3.36cm">
              <text:p text:style-name="P2">13.5</text:p>
              <draw:enhanced-geometry svg:viewBox="0 0 21600 21600" draw:type="rectangle" draw:enhanced-path="M 0 0 L 21600 0 21600 21600 0 21600 0 0 Z N"/>
            </draw:custom-shape>
            <draw:line draw:style-name="gr1" draw:text-style-name="P1" draw:layer="layout" svg:x1="8.025cm" svg:y1="3.754cm" svg:x2="8.669cm" svg:y2="3.754cm">
              <text:p text:style-name="P3"/>
            </draw:line>
            <draw:line draw:style-name="gr1" draw:text-style-name="P1" draw:layer="layout" svg:x1="8.025cm" svg:y1="5.354cm" svg:x2="8.669cm" svg:y2="5.354cm">
              <text:p text:style-name="P3"/>
            </draw:line>
            <draw:line draw:style-name="gr1" draw:text-style-name="P1" draw:layer="layout" svg:x1="8.025cm" svg:y1="6.854cm" svg:x2="8.669cm" svg:y2="6.854cm">
              <text:p text:style-name="P3"/>
            </draw:line>
            <draw:custom-shape draw:style-name="gr2" draw:text-style-name="P2" draw:layer="layout" svg:width="1.43cm" svg:height="0.715cm" svg:x="6.309cm" svg:y="4.961cm">
              <text:p text:style-name="P2">13.0</text:p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43cm" svg:height="0.715cm" svg:x="6.309cm" svg:y="6.461cm">
              <text:p text:style-name="P2">12.5</text:p>
              <draw:enhanced-geometry svg:viewBox="0 0 21600 21600" draw:type="rectangle" draw:enhanced-path="M 0 0 L 21600 0 21600 21600 0 21600 0 0 Z N"/>
            </draw:custom-shape>
          </draw:g>
          <draw:frame draw:style-name="gr3" draw:layer="layout" svg:width="4.888cm" svg:height="2.612cm" svg:x="5.045cm" svg:y="8.295cm">
            <draw:text-box>
              <text:p text:style-name="P3">position=“-10 0”</text:p>
              <text:p text:style-name="P3">anchor=”1 0”</text:p>
              <text:p text:style-name="P3">angle=”0”</text:p>
            </draw:text-box>
          </draw:frame>
        </draw:g>
        <draw:g>
          <draw:g>
            <draw:line draw:style-name="gr1" draw:text-style-name="P1" draw:layer="layout" svg:x1="13.287cm" svg:y1="7.937cm" svg:x2="13.252cm" svg:y2="3.289cm">
              <text:p text:style-name="P3"/>
            </draw:line>
            <draw:custom-shape draw:style-name="gr2" draw:text-style-name="P2" draw:layer="layout" svg:width="1.43cm" svg:height="0.715cm" svg:x="13.831cm" svg:y="3.66cm">
              <text:p text:style-name="P2">13.5</text:p>
              <draw:enhanced-geometry svg:viewBox="0 0 21600 21600" draw:type="rectangle" draw:enhanced-path="M 0 0 L 21600 0 21600 21600 0 21600 0 0 Z N"/>
            </draw:custom-shape>
            <draw:line draw:style-name="gr1" draw:text-style-name="P1" draw:layer="layout" svg:x1="12.947cm" svg:y1="3.754cm" svg:x2="13.591cm" svg:y2="3.754cm">
              <text:p text:style-name="P3"/>
            </draw:line>
            <draw:line draw:style-name="gr1" draw:text-style-name="P1" draw:layer="layout" svg:x1="12.947cm" svg:y1="5.354cm" svg:x2="13.591cm" svg:y2="5.354cm">
              <text:p text:style-name="P3"/>
            </draw:line>
            <draw:line draw:style-name="gr1" draw:text-style-name="P1" draw:layer="layout" svg:x1="12.947cm" svg:y1="6.854cm" svg:x2="13.591cm" svg:y2="6.854cm">
              <text:p text:style-name="P3"/>
            </draw:line>
            <draw:custom-shape draw:style-name="gr2" draw:text-style-name="P2" draw:layer="layout" svg:width="1.43cm" svg:height="0.715cm" svg:x="13.831cm" svg:y="5.261cm">
              <text:p text:style-name="P2">13.0</text:p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43cm" svg:height="0.715cm" svg:x="13.831cm" svg:y="6.761cm">
              <text:p text:style-name="P2">12.5</text:p>
              <draw:enhanced-geometry svg:viewBox="0 0 21600 21600" draw:type="rectangle" draw:enhanced-path="M 0 0 L 21600 0 21600 21600 0 21600 0 0 Z N"/>
            </draw:custom-shape>
          </draw:g>
          <draw:frame draw:style-name="gr3" draw:layer="layout" svg:width="4.676cm" svg:height="2.612cm" svg:x="11.766cm" svg:y="8.295cm">
            <draw:text-box>
              <text:p text:style-name="P3">position=“10 0”</text:p>
              <text:p text:style-name="P3">anchor=”-1 1”</text:p>
              <text:p text:style-name="P3">angle=”0”</text:p>
            </draw:text-box>
          </draw:frame>
        </draw:g>
        <draw:g>
          <draw:g>
            <draw:line draw:style-name="gr1" draw:text-style-name="P1" draw:layer="layout" svg:x1="18.757cm" svg:y1="4.935cm" svg:x2="25.389cm" svg:y2="4.935cm">
              <text:p text:style-name="P3"/>
            </draw:line>
            <draw:line draw:style-name="gr1" draw:text-style-name="P1" draw:layer="layout" svg:x1="19.489cm" svg:y1="4.59cm" svg:x2="19.525cm" svg:y2="5.28cm">
              <text:p text:style-name="P3"/>
            </draw:line>
            <draw:line draw:style-name="gr1" draw:text-style-name="P1" draw:layer="layout" svg:x1="21.489cm" svg:y1="4.59cm" svg:x2="21.525cm" svg:y2="5.28cm">
              <text:p text:style-name="P3"/>
            </draw:line>
            <draw:line draw:style-name="gr1" draw:text-style-name="P1" draw:layer="layout" svg:x1="23.489cm" svg:y1="4.59cm" svg:x2="23.525cm" svg:y2="5.28cm">
              <text:p text:style-name="P3"/>
            </draw:line>
            <draw:custom-shape draw:style-name="gr2" draw:text-style-name="P2" draw:layer="layout" svg:width="1.966cm" svg:height="0.715cm" draw:transform="rotate (0.7853981633973) translate (18.156cm 6.883cm)">
              <text:p text:style-name="P2">10:30</text:p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966cm" svg:height="0.715cm" draw:transform="rotate (0.7853981633973) translate (20.156cm 6.883cm)">
              <text:p text:style-name="P2">10:45</text:p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966cm" svg:height="0.715cm" draw:transform="rotate (0.7853981633973) translate (22.156cm 6.883cm)">
              <text:p text:style-name="P2">11:00</text:p>
              <draw:enhanced-geometry svg:viewBox="0 0 21600 21600" draw:type="rectangle" draw:enhanced-path="M 0 0 L 21600 0 21600 21600 0 21600 0 0 Z N"/>
            </draw:custom-shape>
          </draw:g>
          <draw:frame draw:style-name="gr3" draw:layer="layout" svg:width="4.888cm" svg:height="2.612cm" svg:x="19.328cm" svg:y="8.195cm">
            <draw:text-box>
              <text:p text:style-name="P3">position=“0 -10”</text:p>
              <text:p text:style-name="P3">anchor=”1 1”</text:p>
              <text:p text:style-name="P3">angle=”45”</text:p>
            </draw:text-box>
          </draw:frame>
        </draw:g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Mark Phillips</meta:initial-creator>
    <meta:creation-date>2009-01-31T22:33:18</meta:creation-date>
    <dc:creator>Mark Phillips</dc:creator>
    <dc:date>2009-01-31T22:35:45</dc:date>
    <meta:editing-cycles>3</meta:editing-cycles>
    <meta:editing-duration>PT2M28S</meta:editing-duration>
    <meta:user-defined meta:name="Info 1"/>
    <meta:user-defined meta:name="Info 2"/>
    <meta:user-defined meta:name="Info 3"/>
    <meta:user-defined meta:name="Info 4"/>
    <meta:document-statistic meta:object-count="53"/>
  </office:meta>
</office:document-meta>
</file>